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60000025155017EB29F2BB4A2.png" manifest:media-type="image/png"/>
  <manifest:file-entry manifest:full-path="Pictures/1000B87C0000496100003D4AB57B1E7B19098CC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853cm" svg:height="9.9cm" svg:x="-0.239cm" svg:y="0cm">
          <draw:image xlink:href="Pictures/1000B87C0000496100003D4AB57B1E7B19098CC2.svg" xlink:type="simple" xlink:show="embed" xlink:actuate="onLoad" loext:mime-type="image/svg+xml">
            <text:p/>
          </draw:image>
          <draw:image xlink:href="Pictures/10000201000002C60000025155017EB29F2BB4A2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1T22:13:29.947675008</meta:creation-date>
    <dc:date>2024-09-17T23:03:57.180228207</dc:date>
    <meta:editing-duration>PT17M15S</meta:editing-duration>
    <meta:editing-cycles>6</meta:editing-cycles>
    <meta:generator>LibreOffice/6.4.7.2$Linux_X86_64 LibreOffice_project/40$Build-2</meta:generator>
    <meta:document-statistic meta:object-count="1"/>
  </office:meta>
</office:document-meta>
</file>